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co1" style:family="table-column">
      <style:table-column-properties style:column-width="1.795cm" style:use-optimal-column-width="false"/>
    </style:style>
    <style:style style:name="co2" style:family="table-column">
      <style:table-column-properties style:column-width="1.379cm" style:use-optimal-column-width="false"/>
    </style:style>
    <style:style style:name="co3" style:family="table-column">
      <style:table-column-properties style:column-width="1.852cm" style:use-optimal-column-width="false"/>
    </style:style>
    <style:style style:name="co4" style:family="table-column">
      <style:table-column-properties style:column-width="2.409cm" style:use-optimal-column-width="false"/>
    </style:style>
    <style:style style:name="ro1" style:family="table-row">
      <style:table-row-properties style:row-height="0.819cm"/>
    </style:style>
    <style:style style:name="ro2" style:family="table-row">
      <style:table-row-properties style:row-height="0.823cm"/>
    </style:style>
    <style:style style:name="ce1" style:family="table-cell">
      <style:paragraph-properties fo:text-align="center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Liberation Sans1" fo:font-size="14pt" style:font-name-asian="Liberation Sans1" style:font-size-asian="18pt" style:font-name-complex="Liberation Sans1" style:font-size-complex="18pt"/>
    </style:style>
    <style:style style:name="T3" style:family="text">
      <style:text-properties style:use-window-font-color="true" style:font-name="Liberation Sans" fo:font-size="14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DejaVu Sans" style:font-name-asian="DejaVu Sans" style:font-name-complex="DejaVu Sans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434cm" svg:height="5.736cm" svg:x="2.201cm" svg:y="19.9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Level</text:span></text:p>
              </table:table-cell>
              <table:table-cell>
                <text:p text:style-name="P1"><text:span text:style-name="T1">Var</text:span></text:p>
              </table:table-cell>
              <table:table-cell>
                <text:p text:style-name="P1"><text:span text:style-name="T1">Value</text:span></text:p>
              </table:table-cell>
              <table:table-cell>
                <text:p text:style-name="P1"><text:span text:style-name="T1">Reas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1"><text:span text:style-name="T1">c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1">{</text:span><text:span text:style-name="T2">¬c}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a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1">Decis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e</text:span></text:p>
              </table:table-cell>
              <table:table-cell>
                <text:p text:style-name="P1"><text:span text:style-name="T1">T</text:span></text:p>
              </table:table-cell>
              <table:table-cell>
                <text:p text:style-name="P1"><text:span text:style-name="T1">{a,e}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1">Decis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2">┴</text:span></text:p>
              </table:table-cell>
              <table:table-cell>
                <text:p text:style-name="P1"><text:span text:style-name="T3">{b,</text:span><text:span text:style-name="T2">¬d}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d</text:span></text:p>
              </table:table-cell>
              <table:table-cell>
                <text:p text:style-name="P1"><text:span text:style-name="T1">T</text:span></text:p>
              </table:table-cell>
              <table:table-cell>
                <text:p text:style-name="P1"><text:span text:style-name="T1">{b,c,d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8.469cm" svg:height="0.962cm" svg:x="1.421cm" svg:y="18.072cm">
          <draw:text-box>
            <text:p><text:span text:style-name="T4">F:= {(</text:span><text:span text:style-name="T5">¬c),(a,e),(b,</text:span><text:span text:style-name="T6">¬d),(b,c,d)}</text:span></text:p>
          </draw:text-box>
        </draw:frame>
        <draw:frame draw:style-name="gr2" draw:text-style-name="P2" xml:id="id1" draw:id="id1" draw:layer="layout" svg:width="2.179cm" svg:height="0.962cm" svg:x="10.906cm" svg:y="18.653cm">
          <draw:text-box>
            <text:p><text:span text:style-name="T4">{b,</text:span><text:span text:style-name="T6">¬d}</text:span></text:p>
          </draw:text-box>
        </draw:frame>
        <draw:frame draw:style-name="gr3" draw:text-style-name="P2" xml:id="id3" draw:id="id3" draw:layer="layout" svg:width="2.301cm" svg:height="0.962cm" svg:x="14.97cm" svg:y="18.726cm">
          <draw:text-box>
            <text:p>{b,c,d}</text:p>
          </draw:text-box>
        </draw:frame>
        <draw:frame draw:style-name="gr4" draw:text-style-name="P2" xml:id="id4" draw:id="id4" draw:layer="layout" svg:width="1.243cm" svg:height="0.962cm" svg:x="13.446cm" svg:y="22.917cm">
          <draw:text-box>
            <text:p>{c}</text:p>
          </draw:text-box>
        </draw:frame>
        <draw:connector draw:style-name="gr5" draw:text-style-name="P3" draw:layer="layout" draw:type="curve" svg:x1="11.995cm" svg:y1="19.615cm" svg:x2="14.084cm" svg:y2="21.266cm" draw:start-shape="id1" draw:start-glue-point="2" draw:end-shape="id2" draw:end-glue-point="0" svg:d="M11995 19615c0 1239 2089 414 2089 1651" svg:viewBox="0 0 2090 1652">
          <text:p/>
        </draw:connector>
        <draw:connector draw:style-name="gr5" draw:text-style-name="P3" draw:layer="layout" draw:type="curve" svg:x1="16.12cm" svg:y1="19.688cm" svg:x2="14.084cm" svg:y2="21.266cm" draw:start-shape="id3" draw:start-glue-point="2" draw:end-shape="id2" draw:end-glue-point="0" svg:d="M16120 19688c0 1183-2036 395-2036 1578" svg:viewBox="0 0 2037 1579">
          <text:p/>
        </draw:connector>
        <draw:connector draw:style-name="gr5" draw:text-style-name="P3" draw:layer="layout" draw:type="curve" svg:x1="14.067cm" svg:y1="23.879cm" svg:x2="12.577cm" svg:y2="25.485cm" draw:start-shape="id4" draw:start-glue-point="2" draw:end-shape="id5" draw:end-glue-point="0" svg:d="M14067 23879c0 1204-1490 402-1490 1606" svg:viewBox="0 0 1491 1607">
          <text:p/>
        </draw:connector>
        <draw:frame draw:style-name="gr6" draw:text-style-name="P2" xml:id="id5" draw:id="id5" draw:layer="layout" svg:width="1.057cm" svg:height="0.988cm" svg:x="12.049cm" svg:y="25.485cm">
          <draw:text-box>
            <text:p><text:span text:style-name="T7">∅</text:span></text:p>
          </draw:text-box>
        </draw:frame>
        <draw:frame draw:style-name="gr7" draw:text-style-name="P2" xml:id="id6" draw:id="id6" draw:layer="layout" svg:width="1.616cm" svg:height="0.962cm" svg:x="10.144cm" svg:y="22.917cm">
          <draw:text-box>
            <text:p><text:span text:style-name="T4">{</text:span><text:span text:style-name="T6">¬c}</text:span></text:p>
          </draw:text-box>
        </draw:frame>
        <draw:connector draw:style-name="gr5" draw:text-style-name="P3" draw:layer="layout" draw:type="curve" svg:x1="10.952cm" svg:y1="23.879cm" svg:x2="12.577cm" svg:y2="25.485cm" draw:start-shape="id6" draw:start-glue-point="2" draw:end-shape="id5" draw:end-glue-point="0" svg:d="M10952 23879c0 1204 1625 402 1625 1606" svg:viewBox="0 0 1626 1607">
          <text:p/>
        </draw:connector>
        <draw:frame draw:style-name="gr8" draw:text-style-name="P2" xml:id="id2" draw:id="id2" draw:layer="layout" svg:width="1.772cm" svg:height="0.962cm" svg:x="13.198cm" svg:y="21.266cm">
          <draw:text-box>
            <text:p>{b,c}</text:p>
          </draw:text-box>
        </draw:frame>
        <draw:connector draw:style-name="gr5" draw:text-style-name="P3" draw:layer="layout" draw:type="curve" svg:x1="14.97cm" svg:y1="21.747cm" svg:x2="15.601cm" svg:y2="25.765cm" draw:start-shape="id2" draw:start-glue-point="1" draw:end-shape="id7" draw:end-glue-point="0" svg:d="M14970 21747c421 0 631 1339 631 4018" svg:viewBox="0 0 632 4019">
          <text:p/>
        </draw:connector>
        <draw:frame draw:style-name="gr3" draw:text-style-name="P2" xml:id="id7" draw:id="id7" draw:layer="layout" svg:width="1.277cm" svg:height="0.962cm" svg:x="14.963cm" svg:y="25.765cm">
          <draw:text-box>
            <text:p>{b}</text:p>
          </draw:text-box>
        </draw:frame>
        <draw:connector draw:style-name="gr5" draw:text-style-name="P3" draw:layer="layout" draw:type="curve" svg:x1="14.084cm" svg:y1="22.228cm" svg:x2="14.067cm" svg:y2="22.917cm" draw:start-shape="id2" draw:start-glue-point="2" draw:end-shape="id4" draw:end-glue-point="0" svg:d="M14084 22228c0 517-17 173-17 689" svg:viewBox="0 0 18 690">
          <text:p/>
        </draw:connector>
        <draw:frame draw:style-name="gr9" draw:text-style-name="P4" draw:layer="layout" svg:width="3.048cm" svg:height="2.147cm" svg:x="15.605cm" svg:y="21.84cm">
          <draw:text-box>
            <text:p><text:span text:style-name="T8">extract decided assignment</text:span></text:p>
          </draw:text-box>
        </draw:frame>
        <draw:frame draw:style-name="gr10" draw:text-style-name="P5" draw:layer="layout" svg:width="1.019cm" svg:height="0.725cm" svg:x="13.573cm" svg:y="20.05cm">
          <draw:text-box draw:corner-radius="0.127cm">
            <text:p><text:span text:style-name="T9">“</text:span><text:span text:style-name="T9">d”</text:span></text:p>
          </draw:text-box>
        </draw:frame>
        <draw:frame draw:style-name="gr10" draw:text-style-name="P5" draw:layer="layout" svg:width="1.019cm" svg:height="0.725cm" svg:x="12.046cm" svg:y="24.278cm">
          <draw:text-box draw:corner-radius="0.127cm">
            <text:p><text:span text:style-name="T9">“</text:span><text:span text:style-name="T9">c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5T17:51:07.544793983</meta:creation-date>
    <dc:date>2019-09-05T20:53:14.647220153</dc:date>
    <meta:editing-duration>PT47M56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